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a) Boeing engineers used MATLAB in order to help control an unpiloted spacecraft; the program was used in order to create a “guidance, navigation, and control” system for the craft. <text:s/>According to the review, the unpiloted craft will be used to deploy satellites and collect data without endangering the lives of other engineers. <text:s/>The group of Boeing engineers were tasked with creating a control system which could land this craft without any help n a standard runway; <text:s/>using MATLAB's many toolboxes, the engineers were able to create and model the flight-control laws of the craft. <text:s/>The system then created C code for the piloting system which the engineers converted to Fortran. <text:s/>The overall testing was done done one the ground in testing the subsystems and with a towing plane to collect data of stability and the surrounding. <text:s/>MATLAB was used when collecting data and analyzing it before the final free flight was done.</text:p>
      <text:p text:style-name="Standard"/>
      <text:p text:style-name="Standard">1b) <text:s/>The engineers at Xerox in the “Xerox Innovation Group” used MATLAB as a resource for not only </text:p>
      <text:p text:style-name="Standard">simulating the printing process as well as analyzing the discovered data but also to create prototypes of the product entirely in the program. <text:s/>Through creating a digital version of the final product for testing as opposed to using physical equipment to do so, development time was greatly cut. <text:s/>Using the “System Identification toolbox”, the engineers could gather data on preexisting printers and edit it to create the prototype. <text:s/>With the “Control System toolbox”, they could create design the motors and devices that would help the paper through. <text:s/>“Stateflow” allowed the team to see how the paper would travel through the system and then alter the system if the results seemed strange. <text:s/>In the end, the use of MATLAB helped the team streamline the printing process eighty percent faster than without the program.</text:p>
      <text:p text:style-name="Standard"/>
      <text:p text:style-name="Standard">2a) <text:span text:style-name="T1">MathWorks Tools Help Land Unpiloted Boeing Spacecraft</text:span><text:span text:style-name="T2">. (n.d.). Retrieved January 11, 2011 from Publisher Web site: http://www.mathworks.com/company/user_stories/userstory45469.html?by=industry</text:span></text:p>
      <text:p text:style-name="P1"/>
      <text:p text:style-name="P1">2b) <text:span text:style-name="T3">Xerox Reduces Development Time Using MathWorks Tools.</text:span><text:span text:style-name="T4"> (n.d.). Retrieved January 12, 2011 from Publisher Web site: http://www.mathworks.com/company/user_stories/userstory45546.html?by=indust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0:00:08.26</meta:creation-date>
    <dc:date>2011-01-12T20:12:41.54</dc:date>
    <meta:editing-duration>PT01H33M40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5" meta:word-count="344" meta:character-count="2232"/>
  </office:meta>
</office:document-meta>
</file>